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fo:background-color="#2a6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c-tac</text:p>
      <text:p text:style-name="P1">Rellotges</text:p>
      <text:p text:style-name="P1">Sr. Jaume Pons Coll</text:p>
      <text:p text:style-name="P1">Gerent de la fàbrica RELLOTGES SUÏSSOS, SL</text:p>
      <text:p text:style-name="P1">Carrer del Riu, 11</text:p>
      <text:p text:style-name="P1">Polígon industrial del Nord</text:p>
      <text:p text:style-name="P1">BARCELONA</text:p>
      <text:p text:style-name="P1">Senyor,</text:p>
      <text:p text:style-name="P1">Recentment vam rebre la visita de la vostra representant a Menorca, la</text:p>
      <text:p text:style-name="P1">qual ens va informar sobre la darrera col·lecció de rellotges de la vostra</text:p>
      <text:p text:style-name="P1">marca.</text:p>
      <text:p text:style-name="P1">Atès que estam interessats a comercialitzar-ne alguns de la línia més juve-</text:p>
      <text:p text:style-name="P1">nil, us confirmam la comanda de 10 unitats dels models següents:</text:p>
      <text:p text:style-name="P1">AIRE (ref. 011)</text:p>
      <text:p text:style-name="P1">MAR (ref. 012)</text:p>
      <text:p text:style-name="P1">TERRA (ref. 013)</text:p>
      <text:p text:style-name="P1">FOC (ref. 014)</text:p>
      <text:p text:style-name="P1">Mentre esperam la recepció de la nostra comanda, us saludam ben aten-</text:p>
      <text:p text:style-name="P1">tament.</text:p>
      <text:p text:style-name="P1">[rúbrica]</text:p>
      <text:p text:style-name="P1">Anna Gornés Florit</text:p>
      <text:p text:style-name="P1">Propietària de la botiga Tic-tac Rellotges</text:p>
      <text:p text:style-name="P1">Ciutadella, 10 de febrer de 2005</text:p>
      <text:p text:style-name="P1">PD: Us retornam els catàlegs que ens vau prest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12:07.742189134</meta:creation-date>
    <dc:date>2025-11-04T10:12:36.274736392</dc:date>
    <meta:editing-duration>PT29S</meta:editing-duration>
    <meta:editing-cycles>1</meta:editing-cycles>
    <meta:document-statistic meta:table-count="0" meta:image-count="0" meta:object-count="0" meta:page-count="1" meta:paragraph-count="24" meta:word-count="122" meta:character-count="712" meta:non-whitespace-character-count="614"/>
    <meta:generator>LibreOffice/24.2.7.2$Linux_X86_64 LibreOffice_project/420$Build-2</meta:generator>
  </office:meta>
</office:document-meta>
</file>